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161in"/>
    </style:style>
    <style:style style:name="co10" style:family="table-column">
      <style:table-column-properties fo:break-before="auto" style:column-width="1.0638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0000" style:text-align-source="fix" style:repeat-content="false" fo:wrap-option="wrap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d7d7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6a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10d0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77bc65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5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58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5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>
      <style:table-cell-properties fo:background-color="#000000" fo:border="0.74pt solid #ffffff"/>
      <style:text-properties fo:color="#ff0000" fo:font-size="14pt" style:font-size-asian="14pt" style:font-size-complex="14pt"/>
    </style:style>
    <style:style style:name="ce77" style:family="table-cell" style:parent-style-name="Default">
      <style:table-cell-properties fo:background-color="#000000" fo:border="0.74pt solid #ffffff"/>
      <style:text-properties fo:color="#ffff00" fo:font-size="14pt" style:font-size-asian="14pt" style:font-size-complex="14pt"/>
    </style:style>
    <style:style style:name="ce78" style:family="table-cell" style:parent-style-name="Default">
      <style:table-cell-properties fo:background-color="#000000" fo:border="0.74pt solid #ffffff"/>
      <style:text-properties fo:color="#00a933" fo:font-size="14pt" style:font-size-asian="14pt" style:font-size-complex="14pt"/>
    </style:style>
    <style:style style:name="ce79" style:family="table-cell" style:parent-style-name="Default">
      <style:table-cell-properties fo:background-color="#000000" fo:border="0.74pt solid #ffffff"/>
      <style:text-properties fo:color="#2a6099"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a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6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5983b0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92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93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95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0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0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0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7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9" style:family="table-cell" style:parent-style-name="Default">
      <style:table-cell-properties fo:background-color="#000000" fo:border="none"/>
      <style:text-properties fo:color="#ff0000" fo:font-size="14pt" style:font-size-asian="14pt" style:font-size-complex="14pt"/>
    </style:style>
    <style:style style:name="ce121" style:family="table-cell" style:parent-style-name="Default">
      <style:table-cell-properties fo:border-bottom="none" fo:background-color="#000000" fo:border-left="none" fo:border-right="0.74pt solid #ffffff" fo:border-top="none"/>
      <style:text-properties fo:color="#ffff00" fo:font-size="14pt" style:font-size-asian="14pt" style:font-size-complex="14pt"/>
    </style:style>
    <style:style style:name="ce124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25" style:family="table-cell" style:parent-style-name="Default">
      <style:table-cell-properties fo:border-bottom="none" fo:background-color="#000000" fo:border-left="none" fo:border-right="0.74pt solid #ffffff" fo:border-top="none"/>
      <style:text-properties fo:color="#2a6099" fo:font-size="14pt" style:font-size-asian="14pt" style:font-size-complex="14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none" fo:border-right="0.74pt solid #ffffff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27" style:family="table-cell" style:parent-style-name="Default">
      <style:table-cell-properties fo:border-bottom="none" fo:background-color="#000000" fo:border-left="none" fo:border-right="0.74pt solid #ffffff" fo:border-top="none"/>
      <style:text-properties fo:color="#00a933" fo:font-size="14pt" style:font-size-asian="14pt" style:font-size-complex="14pt"/>
    </style:style>
    <style:style style:name="ce12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74pt solid #ffffff" fo:background-color="#000000" fo:border-left="0.74pt solid #ffffff" fo:border-right="none" fo:border-top="0.74pt solid #ffffff"/>
      <style:text-properties fo:font-size="14pt" style:font-size-asian="14pt" style:font-size-complex="14pt"/>
    </style:style>
    <style:style style:name="ce13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center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 style:vertical-align="middl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74pt solid #ffffff" fo:background-color="#000000" fo:border-left="none" fo:border-right="none" fo:border-top="0.74pt solid #ffffff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0.74pt solid #ffffff" fo:background-color="#000000" fo:border-left="none" fo:border-right="0.74pt solid #ffffff" fo:border-top="0.74pt solid #ffffff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start" fo:margin-left="0in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6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6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144" style:family="table-cell" style:parent-style-name="Default">
      <style:table-cell-properties fo:background-color="#1c1c1c" fo:border="0.74pt solid #ffffff"/>
      <style:text-properties fo:color="#ff0000" fo:font-size="14pt" style:font-size-asian="14pt" style:font-size-complex="14pt"/>
    </style:style>
    <style:style style:name="ce94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146" style:family="table-cell" style:parent-style-name="Default">
      <style:table-cell-properties fo:background-color="#1c1c1c" fo:border="0.74pt solid #ffffff"/>
      <style:text-properties fo:color="#ffff00" fo:font-size="14pt" style:font-size-asian="14pt" style:font-size-complex="14pt"/>
    </style:style>
    <style:style style:name="ce96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148" style:family="table-cell" style:parent-style-name="Default">
      <style:table-cell-properties fo:background-color="#1c1c1c" fo:border="0.74pt solid #ffffff"/>
      <style:text-properties fo:color="#2a6099" fo:font-size="14pt" style:font-size-asian="14pt" style:font-size-complex="14pt"/>
    </style:style>
    <style:style style:name="ce149" style:family="table-cell" style:parent-style-name="Default">
      <style:table-cell-properties fo:background-color="#1c1c1c" fo:border="0.74pt solid #ffffff"/>
      <style:text-properties fo:color="#00a933"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000000" fo:border-left="0.74pt solid #ffffff" fo:border-right="none" fo:border-top="none"/>
      <style:text-properties fo:color="#ff0000"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000000" fo:border-left="0.74pt solid #ffffff" fo:border-right="none" fo:border-top="none"/>
      <style:text-properties fo:color="#ffff00" fo:font-size="14pt" style:font-size-asian="14pt" style:font-size-complex="14pt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4" style:family="table-cell" style:parent-style-name="Default">
      <style:table-cell-properties fo:border-bottom="none" fo:background-color="#000000" fo:border-left="0.74pt solid #ffffff" fo:border-right="none" fo:border-top="none"/>
      <style:text-properties fo:color="#2a6099"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000000" fo:border-left="0.74pt solid #ffffff" fo:border-right="none" fo:border-top="none"/>
      <style:text-properties fo:color="#00a933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Long Wa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office:value-type="string" calcext:value-type="string" table:number-columns-spanned="5" table:number-rows-spanned="3">
            <text:p>Long Wang</text:p>
          </table:table-cell>
          <table:covered-table-cell table:number-columns-repeated="4"/>
          <table:table-cell/>
          <table:table-cell table:style-name="ce118" office:value-type="string" calcext:value-type="string">
            <text:p>Spell: Lightning Bolt (Chaotic+d6 damag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Spell: Summon Undead Samurai (chaotic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5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Spell: Bungle (-6 on roll, Neutral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2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 office:value-type="string" calcext:value-type="string">
            <text:p>Spell: Make Darkness (Neutral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4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8" calcext:value-type="float">
            <text:p>8</text:p>
          </table:table-cell>
          <table:table-cell/>
          <table:table-cell table:style-name="ce118" office:value-type="string" calcext:value-type="string">
            <text:p>Spell: Telekenesis (Forc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2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Telekenisis (Finess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Illusionary Distraction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6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ell: Cone of Fire (Chaotic+1d4 damage)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ooldown: 2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6" calcext:value-type="float">
            <text:p>6</text:p>
          </table:table-cell>
          <table:table-cell/>
          <table:table-cell table:style-name="ce118" office:value-type="string" calcext:value-type="string">
            <text:p>+2 Craft Potion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+2 Craft Wand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+2 Craft Healing Potion Effectivenes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130"/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20" calcext:value-type="float">
            <text:p>20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f: Merchant</text:p>
          </table:table-cell>
          <table:table-cell table:number-columns-repeated="2"/>
          <table:table-cell table:style-name="ce118" office:value-type="string" calcext:value-type="string">
            <text:p>Healing Potions (Roll Vigor+2): 5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[.C23]" office:value-type="float" office:value="11" calcext:value-type="float">
            <text:p>11</text:p>
          </table:table-cell>
          <table:table-cell table:number-columns-repeated="4"/>
          <table:table-cell table:style-name="ce118" office:value-type="string" calcext:value-type="string">
            <text:p>Grenade Potions (Hit: Finesse, Dmg: 1d4+Magic) 24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 office:value-type="string" calcext:value-type="string">
            <text:p>Oxpiss Bombs (Hit: Finesse, Dmg: Theory+1d8) 1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5" office:value-type="float" office:value="11" calcext:value-type="float">
            <text:p>11</text:p>
          </table:table-cell>
          <table:table-cell table:style-name="ce91" office:value-type="float" office:value="2" calcext:value-type="float">
            <text:p>2</text:p>
          </table:table-cell>
          <table:table-cell table:style-name="ce107"/>
          <table:table-cell table:style-name="ce119"/>
          <table:table-cell table:style-name="ce120" office:value-type="string" calcext:value-type="string">
            <text:p>Gold: 43</text:p>
          </table:table-cell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MAGIC POINTS:</text:p>
          </table:table-cell>
          <table:covered-table-cell table:style-name="ce77"/>
          <table:table-cell table:style-name="ce57" table:formula="of:=[.E6]" office:value-type="float" office:value="8" calcext:value-type="float">
            <text:p>8</text:p>
          </table:table-cell>
          <table:table-cell table:style-name="ce92" office:value-type="float" office:value="8" calcext:value-type="float">
            <text:p>8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rry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office:value-type="string" calcext:value-type="string" table:number-columns-spanned="5" table:number-rows-spanned="3">
            <text:p>Girrya</text:p>
          </table:table-cell>
          <table:covered-table-cell table:number-columns-repeated="4"/>
          <table:table-cell/>
          <table:table-cell table:style-name="ce118" office:value-type="string" calcext:value-type="string">
            <text:p>+3 Damage with Katana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PTSD: d6 fail chance at DM choice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3 Attack with Katana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3 Intimidate when Katana Drawn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-3 Negotiation when dealing with government folk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 office:value-type="string" calcext:value-type="string">
            <text:p>+2 Nonlethal Damag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6" calcext:value-type="float">
            <text:p>6</text:p>
          </table:table-cell>
          <table:table-cell/>
          <table:table-cell table:style-name="ce118" office:value-type="string" calcext:value-type="string">
            <text:p>+2 Illusion magic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-2 Technology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Always roll Intimidation w/ disadvantage (unless kitana out)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Spell: Calm Emotion (Neutral or Peaceful) 3 Uses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Curse: -1 HP if kills neutral or good, sentient creatures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Medium Illusion (Neutral) 3 Us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ell: Cure Wounds (1d6+Peaceful) 6 Us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Spell: Feather Fall (Neutral) 6 Us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Spell: Blink, Quick: 1/day if standard not used, Standard: 4/da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Spell: Warrior Mode: 1 us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+1 all body skills, +2 Actions/round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Full round Charge, wears off at end combat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32" office:value-type="string" calcext:value-type="string">
            <text:p>Take double damage while active and charging</text:p>
          </table:table-cell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24" calcext:value-type="float">
            <text:p>24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f: Bard</text:p>
          </table:table-cell>
          <table:table-cell table:number-columns-repeated="2"/>
          <table:table-cell table:style-name="ce118" office:value-type="string" calcext:value-type="string">
            <text:p>Kitana: 1d6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[.C23]" office:value-type="float" office:value="32" calcext:value-type="float">
            <text:p>32</text:p>
          </table:table-cell>
          <table:table-cell table:number-columns-repeated="4"/>
          <table:table-cell table:style-name="ce118" office:value-type="string" calcext:value-type="string">
            <text:p>Staff: 1d4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10" office:value-type="float" office:value="32" calcext:value-type="float">
            <text:p>32</text:p>
          </table:table-cell>
          <table:table-cell table:style-name="ce91" office:value-type="float" office:value="28" calcext:value-type="float">
            <text:p>28</text:p>
          </table:table-cell>
          <table:table-cell table:style-name="ce107"/>
          <table:table-cell table:style-name="ce119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MAGIC POINTS:</text:p>
          </table:table-cell>
          <table:covered-table-cell table:style-name="ce77"/>
          <table:table-cell table:style-name="ce57" table:formula="of:=[.E6]" office:value-type="float" office:value="6" calcext:value-type="float">
            <text:p>6</text:p>
          </table:table-cell>
          <table:table-cell table:style-name="ce92" office:value-type="float" office:value="5" calcext:value-type="float">
            <text:p>5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+1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tosh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4" office:value-type="string" calcext:value-type="string" table:number-columns-spanned="5" table:number-rows-spanned="3">
            <text:p>Satoshi Nakamoto</text:p>
          </table:table-cell>
          <table:covered-table-cell table:number-columns-repeated="4"/>
          <table:table-cell/>
          <table:table-cell table:style-name="ce118" office:value-type="string" calcext:value-type="string">
            <text:p>+3 to Katana us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 3 to Magical tattoo/ magic imager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1 to barter for witcher contract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 office:value-type="string" calcext:value-type="string">
            <text:p>+ 2 lethal damnag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8]+[.B9]+[.B10]+[.B11]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8]+[.E9]+[.E10]+[.E11]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Craft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the snake +3 stealth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mountain tattoo +3 defensive body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Oni +3 to attack rolls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float" office:value="3" calcext:value-type="float">
            <text:p>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The Dragon +3 chaotic magic 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float" office:value="3" calcext:value-type="float">
            <text:p>3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4]+[.B15]+[.B16]+[.B17]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14]+[.E15]+[.E16]+[.E17]" office:value-type="float" office:value="9" calcext:value-type="float">
            <text:p>9</text:p>
          </table:table-cell>
          <table:table-cell/>
          <table:table-cell table:style-name="ce118" office:value-type="string" calcext:value-type="string">
            <text:p>Berric sword +2 rds +2dmg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4/day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The painted man +4 intimidation 1round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5/day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Heal wounds heal 1d6+ peaceful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Oni wing tatoo 2 full rounds to grow wings</text:p>
          </table:table-cell>
          <table:table-cell table:style-name="ce122" table:number-columns-repeated="3"/>
          <table:table-cell table:style-name="ce123"/>
          <table:table-cell/>
          <table:table-cell table:style-name="ce132" office:value-type="string" calcext:value-type="string">
            <text:p>1 d4 non-lethal to self- lasts ten minutes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118" office:value-type="string" calcext:value-type="string">
            <text:p>Katana D6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Katana #2 1D + 1d4 Fire dmg-1/2 to self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7]+[.B13]+[.E7]+[.E13]" office:value-type="float" office:value="24" calcext:value-type="float">
            <text:p>24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 office:value-type="string" calcext:value-type="string">
            <text:p>Bow-- d4 2 arrow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3" office:value-type="string" calcext:value-type="string" table:number-columns-spanned="2" table:number-rows-spanned="2">
            <text:p>HIT POINTS:</text:p>
          </table:table-cell>
          <table:covered-table-cell table:style-name="ce76"/>
          <table:table-cell table:style-name="ce56" table:formula="of:=([.B7]*2)+10" office:value-type="float" office:value="28" calcext:value-type="float" table:number-columns-spanned="1" table:number-rows-spanned="2">
            <text:p>28</text:p>
          </table:table-cell>
          <table:table-cell table:style-name="ce90" office:value-type="float" office:value="28" calcext:value-type="float" table:number-columns-spanned="2" table:number-rows-spanned="2">
            <text:p>28</text:p>
          </table:table-cell>
          <table:covered-table-cell table:style-name="ce91"/>
          <table:table-cell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6"/>
          <table:covered-table-cell table:number-columns-repeated="2" table:style-name="ce144"/>
          <table:table-cell table:style-name="ce110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5" office:value-type="string" calcext:value-type="string" table:number-columns-spanned="2" table:number-rows-spanned="2">
            <text:p>MAGIC POINTS:</text:p>
          </table:table-cell>
          <table:covered-table-cell table:style-name="ce77"/>
          <table:table-cell table:style-name="ce57" table:formula="of:=[.E13]" office:value-type="float" office:value="9" calcext:value-type="float" table:number-columns-spanned="1" table:number-rows-spanned="2">
            <text:p>9</text:p>
          </table:table-cell>
          <table:table-cell table:style-name="ce94" office:value-type="float" office:value="5" calcext:value-type="float" table:number-columns-spanned="2" table:number-rows-spanned="2">
            <text:p>5</text:p>
          </table:table-cell>
          <table:covered-table-cell table:style-name="ce92"/>
          <table:table-cell table:style-name="ce11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7"/>
          <table:covered-table-cell table:number-columns-repeated="2" table:style-name="ce146"/>
          <table:table-cell table:style-name="ce11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 office:value-type="string" calcext:value-type="string">
            <text:p>Gold 111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7" office:value-type="string" calcext:value-type="string" table:number-columns-spanned="2" table:number-rows-spanned="2">
            <text:p>INTUITION POINTS:</text:p>
          </table:table-cell>
          <table:covered-table-cell table:style-name="ce79"/>
          <table:table-cell table:style-name="ce59" table:formula="of:=ROUNDDOWN([.E7]/5)" office:value-type="float" office:value="0" calcext:value-type="float" table:number-columns-spanned="1" table:number-rows-spanned="2">
            <text:p>0</text:p>
          </table:table-cell>
          <table:table-cell table:style-name="ce96" office:value-type="float" office:value="1" calcext:value-type="float" table:number-columns-spanned="2" table:number-rows-spanned="2">
            <text:p>1</text:p>
          </table:table-cell>
          <table:covered-table-cell table:style-name="ce95"/>
          <table:table-cell table:style-name="ce113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9"/>
          <table:covered-table-cell table:number-columns-repeated="2" table:style-name="ce148"/>
          <table:table-cell table:style-name="ce11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9" office:value-type="string" calcext:value-type="string" table:number-columns-spanned="2" table:number-rows-spanned="2">
            <text:p>FAVOR POINTS:</text:p>
          </table:table-cell>
          <table:covered-table-cell table:style-name="ce78"/>
          <table:table-cell table:style-name="ce58" table:formula="of:=ROUNDDOWN([.B13]/2)" office:value-type="float" office:value="1" calcext:value-type="float" table:number-columns-spanned="1" table:number-rows-spanned="2">
            <text:p>1</text:p>
          </table:table-cell>
          <table:table-cell table:style-name="ce93" table:number-columns-spanned="2" table:number-rows-spanned="2"/>
          <table:covered-table-cell table:style-name="ce93"/>
          <table:table-cell table:style-name="ce11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3" table:style-name="ce78"/>
          <table:covered-table-cell table:number-columns-repeated="2" table:style-name="ce149"/>
          <table:table-cell table:style-name="ce11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3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47"/>
        </table:table-row>
        <table:table-row table:style-name="ro1" table:number-rows-repeated="10485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ku-aki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office:value-type="string" calcext:value-type="string" table:number-columns-spanned="5" table:number-rows-spanned="3">
            <text:p>Aku-akima (grey-rat)</text:p>
          </table:table-cell>
          <table:covered-table-cell table:number-columns-repeated="4"/>
          <table:table-cell/>
          <table:table-cell table:style-name="ce118" office:value-type="string" calcext:value-type="string">
            <text:p>+3 when disguised or concealing true identity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Profession Shinobi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-craft poison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-craft ninja eggs</text:p>
          </table:table-cell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13" calcext:value-type="float">
            <text:p>13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5" calcext:value-type="float">
            <text:p>5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8" calcext:value-type="float">
            <text:p>8</text:p>
          </table:table-cell>
          <table:table-cell/>
          <table:table-cell table:style-name="ce118" office:value-type="string" calcext:value-type="string">
            <text:p>Grey Rat tattoo-- +3 stealth/lie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Ninja eggs-- blinds opponent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32"/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23" calcext:value-type="float">
            <text:p>23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18" office:value-type="string" calcext:value-type="string">
            <text:p>Blowdart gun—disquised as can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ROUNDDOWN([.C23]/2)" office:value-type="float" office:value="18" calcext:value-type="float">
            <text:p>18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10" office:value-type="float" office:value="36" calcext:value-type="float">
            <text:p>36</text:p>
          </table:table-cell>
          <table:table-cell table:style-name="ce91" office:value-type="float" office:value="10" calcext:value-type="float">
            <text:p>10</text:p>
          </table:table-cell>
          <table:table-cell table:style-name="ce107"/>
          <table:table-cell table:style-name="ce119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SPELLS KNOWN:</text:p>
          </table:table-cell>
          <table:covered-table-cell table:style-name="ce77"/>
          <table:table-cell table:style-name="ce57" table:formula="of:=[.E6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+1" office:value-type="float" office:value="2" calcext:value-type="float">
            <text:p>2</text:p>
          </table:table-cell>
          <table:table-cell table:style-name="ce93" office:value-type="float" office:value="0" calcext:value-type="float">
            <text:p>0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table:number-columns-spanned="5" table:number-rows-spanned="3"/>
          <table:covered-table-cell table:number-columns-repeated="4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32"/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ROUNDDOWN([.C23]/2)" office:value-type="float" office:value="5" calcext:value-type="float">
            <text:p>5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10" office:value-type="float" office:value="10" calcext:value-type="float">
            <text:p>10</text:p>
          </table:table-cell>
          <table:table-cell table:style-name="ce91" office:value-type="float" office:value="10" calcext:value-type="float">
            <text:p>10</text:p>
          </table:table-cell>
          <table:table-cell table:style-name="ce107"/>
          <table:table-cell table:style-name="ce119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SPELLS KNOWN:</text:p>
          </table:table-cell>
          <table:covered-table-cell table:style-name="ce77"/>
          <table:table-cell table:style-name="ce57" table:formula="of:=[.E6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+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lank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4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51"/>
        </table:table-row>
        <table:table-row table:style-name="ro1">
          <table:table-cell table:style-name="ce43" table:number-columns-spanned="5" table:number-rows-spanned="3"/>
          <table:covered-table-cell table:number-columns-repeated="4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covered-table-cell table:number-columns-repeated="5"/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7]+[.B8]+[.B9]+[.B10]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7]+[.E8]+[.E9]+[.E10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3]+[.B14]+[.B15]+[.B16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13]+[.E14]+[.E15]+[.E16]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Profession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32"/>
          <table:table-cell table:style-name="ce122" table:number-columns-repeated="3"/>
          <table:table-cell table:style-name="ce123"/>
          <table:table-cell/>
          <table:table-cell table:style-name="ce13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6]+[.B12]+[.E12]+[.E6]" office:value-type="float" office:value="0" calcext:value-type="float">
            <text:p>0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5" calcext:value-type="float">
            <text:p>5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Nonleathal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office:value-type="string" calcext:value-type="string">
            <text:p>Translate Damage:</text:p>
          </table:table-cell>
          <table:table-cell table:formula="of:=ROUNDDOWN([.C23]/2)" office:value-type="float" office:value="5" calcext:value-type="float">
            <text:p>5</text:p>
          </table:table-cell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/>
          <table:table-cell table:style-name="ce27"/>
          <table:table-cell table:number-columns-repeated="3"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6" office:value-type="string" calcext:value-type="string" table:number-columns-spanned="2" table:number-rows-spanned="1">
            <text:p>HIT POINTS:</text:p>
          </table:table-cell>
          <table:covered-table-cell table:style-name="ce76"/>
          <table:table-cell table:style-name="ce56" table:formula="of:=(2*[.B6])+10" office:value-type="float" office:value="10" calcext:value-type="float">
            <text:p>10</text:p>
          </table:table-cell>
          <table:table-cell table:style-name="ce91" office:value-type="float" office:value="10" calcext:value-type="float">
            <text:p>10</text:p>
          </table:table-cell>
          <table:table-cell table:style-name="ce107"/>
          <table:table-cell table:style-name="ce119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7" office:value-type="string" calcext:value-type="string" table:number-columns-spanned="2" table:number-rows-spanned="1">
            <text:p>SPELLS KNOWN:</text:p>
          </table:table-cell>
          <table:covered-table-cell table:style-name="ce77"/>
          <table:table-cell table:style-name="ce57" table:formula="of:=[.E6]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8" table:number-columns-repeated="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8" office:value-type="string" calcext:value-type="string" table:number-columns-spanned="2" table:number-rows-spanned="1">
            <text:p>FAVOR POINTS:</text:p>
          </table:table-cell>
          <table:covered-table-cell table:style-name="ce78"/>
          <table:table-cell table:style-name="ce58" table:formula="of:=ROUNDDOWN([.B12]/2)+1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109"/>
          <table:table-cell table:style-name="ce12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59" office:value-type="string" calcext:value-type="string" table:number-columns-spanned="2" table:number-rows-spanned="1">
            <text:p>INTUITION POINTS:</text:p>
          </table:table-cell>
          <table:covered-table-cell table:style-name="ce79"/>
          <table:table-cell table:style-name="ce59" table:formula="of:=ROUNDDOWN([.E12]/5)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17"/>
          <table:table-cell table:style-name="ce12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number-columns-repeated="5"/>
          <table:table-cell table:style-name="ce12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>
          <table:table-cell table:style-name="ce60"/>
          <table:table-cell table:number-columns-repeated="4"/>
          <table:table-cell table:style-name="ce127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47"/>
        </table:table-row>
        <table:table-row table:style-name="ro1" table:number-rows-repeated="15">
          <table:table-cell table:style-name="ce60"/>
          <table:table-cell table:number-columns-repeated="4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2">
          <table:table-cell table:number-columns-repeated="5"/>
          <table:table-cell table:style-name="ce128"/>
          <table:table-cell table:style-name="ce133" table:number-columns-repeated="3"/>
          <table:table-cell table:number-columns-repeated="55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1:52:41.370333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2:17:20.377000000</meta:creation-date>
    <dc:date>2021-04-04T22:45:21.208633374</dc:date>
    <meta:editing-duration>P2DT15M17S</meta:editing-duration>
    <meta:editing-cycles>12</meta:editing-cycles>
    <meta:generator>LibreOffice/6.4.6.2$Linux_X86_64 LibreOffice_project/40$Build-2</meta:generator>
    <meta:document-statistic meta:table-count="6" meta:cell-count="463" meta:object-count="0"/>
  </office:meta>
</office:document-meta>
</file>